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Pictures/100000000000000800000008B2AA4E6A4F6D2D73.png" manifest:media-type="image/png"/>
  <manifest:file-entry manifest:full-path="Thumbnails/thumbnail.png" manifest:media-type="image/png"/>
  <manifest:file-entry manifest:full-path="layout-cache" manifest:media-type="application/binary"/>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serif" svg:font-family="serif"/>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text-align="center" style:justify-single-word="false"/>
      <style:text-properties style:font-name="Liberation Serif" fo:font-size="12pt" style:font-size-asian="12pt" style:font-size-complex="12pt"/>
    </style:style>
    <style:style style:name="P2" style:family="paragraph" style:parent-style-name="Preformatted_20_Text">
      <style:paragraph-properties fo:text-align="center" style:justify-single-word="false"/>
      <style:text-properties style:font-name="Liberation Serif" fo:font-size="12pt" officeooo:paragraph-rsid="002029eb" style:font-size-asian="12pt" style:font-size-complex="12pt"/>
    </style:style>
    <style:style style:name="P3" style:family="paragraph" style:parent-style-name="Preformatted_20_Text">
      <style:paragraph-properties fo:text-align="center" style:justify-single-word="false"/>
      <style:text-properties style:font-name="Liberation Serif" fo:font-size="12pt" officeooo:paragraph-rsid="0020e9fb" style:font-size-asian="12pt" style:font-size-complex="12pt"/>
    </style:style>
    <style:style style:name="P4" style:family="paragraph" style:parent-style-name="Standard">
      <style:paragraph-properties fo:text-align="center" style:justify-single-word="false"/>
      <style:text-properties officeooo:paragraph-rsid="00313df5"/>
    </style:style>
    <style:style style:name="P5" style:family="paragraph" style:parent-style-name="Standard">
      <style:paragraph-properties fo:text-align="center" style:justify-single-word="false"/>
      <style:text-properties officeooo:paragraph-rsid="003681d6"/>
    </style:style>
    <style:style style:name="P6" style:family="paragraph" style:parent-style-name="Standard">
      <style:paragraph-properties fo:text-align="center"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7" style:family="paragraph" style:parent-style-name="Standard">
      <style:paragraph-properties fo:text-align="center" style:justify-single-word="false"/>
      <style:text-properties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8" style:family="paragraph" style:parent-style-name="Standard">
      <style:paragraph-properties fo:text-align="start" style:justify-single-word="false"/>
      <style:text-properties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9" style:family="paragraph" style:parent-style-name="Standard">
      <style:paragraph-properties fo:text-align="center" style:justify-single-word="false"/>
      <style:text-properties fo:font-size="13pt" fo:font-style="italic" fo:font-weight="bold" style:font-size-asian="13pt" style:font-style-asian="italic" style:font-weight-asian="bold" style:font-size-complex="13pt" style:font-style-complex="italic" style:font-weight-complex="bold"/>
    </style:style>
    <style:style style:name="P10" style:family="paragraph" style:parent-style-name="Standard">
      <style:paragraph-properties fo:text-align="center" style:justify-single-word="false"/>
      <style:text-properties fo:font-size="13pt" fo:font-style="normal" style:font-size-asian="13pt" style:font-style-asian="normal" style:font-size-complex="13pt" style:font-style-complex="normal"/>
    </style:style>
    <style:style style:name="P11" style:family="paragraph" style:parent-style-name="Standard">
      <style:paragraph-properties fo:text-align="start" style:justify-single-word="false"/>
      <style:text-properties officeooo:paragraph-rsid="0018cf7e"/>
    </style:style>
    <style:style style:name="P12" style:family="paragraph" style:parent-style-name="Standard">
      <style:paragraph-properties fo:text-align="start" style:justify-single-word="false"/>
      <style:text-properties officeooo:paragraph-rsid="0019c7a0"/>
    </style:style>
    <style:style style:name="P13" style:family="paragraph" style:parent-style-name="Standard">
      <style:paragraph-properties fo:text-align="start" style:justify-single-word="false"/>
      <style:text-properties officeooo:paragraph-rsid="0022453a"/>
    </style:style>
    <style:style style:name="P14" style:family="paragraph" style:parent-style-name="Standard">
      <style:paragraph-properties fo:text-align="start" style:justify-single-word="false"/>
      <style:text-properties officeooo:paragraph-rsid="002a3452"/>
    </style:style>
    <style:style style:name="P15" style:family="paragraph" style:parent-style-name="Standard">
      <style:paragraph-properties fo:text-align="start" style:justify-single-word="false"/>
      <style:text-properties officeooo:paragraph-rsid="002c57b6"/>
    </style:style>
    <style:style style:name="P16" style:family="paragraph" style:parent-style-name="Standard">
      <style:paragraph-properties fo:text-align="start" style:justify-single-word="false"/>
      <style:text-properties officeooo:paragraph-rsid="003077d9"/>
    </style:style>
    <style:style style:name="P17" style:family="paragraph" style:parent-style-name="Standard">
      <style:paragraph-properties fo:text-align="start" style:justify-single-word="false"/>
      <style:text-properties officeooo:paragraph-rsid="003681d6"/>
    </style:style>
    <style:style style:name="P18" style:family="paragraph" style:parent-style-name="Standard" style:list-style-name="L1">
      <style:paragraph-properties fo:text-align="start" style:justify-single-word="false"/>
      <style:text-properties fo:font-size="12pt" fo:font-style="normal" style:text-underline-style="none" fo:font-weight="normal" officeooo:rsid="0018cf7e" officeooo:paragraph-rsid="0018cf7e" style:font-size-asian="10.5pt" style:font-style-asian="normal" style:font-weight-asian="normal" style:font-size-complex="12pt" style:font-style-complex="normal" style:font-weight-complex="normal"/>
    </style:style>
    <style:style style:name="P19" style:family="paragraph" style:parent-style-name="Standard" style:list-style-name="L1">
      <style:paragraph-properties fo:text-align="start" style:justify-single-word="false"/>
      <style:text-properties fo:font-size="12pt" fo:font-style="italic" style:text-underline-style="solid" style:text-underline-width="auto" style:text-underline-color="font-color" fo:font-weight="normal" officeooo:rsid="0018cf7e" officeooo:paragraph-rsid="0018cf7e" style:font-size-asian="10.5pt" style:font-style-asian="italic" style:font-weight-asian="normal" style:font-size-complex="12pt" style:font-style-complex="italic" style:font-weight-complex="normal"/>
    </style:style>
    <style:style style:name="P20" style:family="paragraph" style:parent-style-name="Standard" style:list-style-name="L1">
      <style:paragraph-properties fo:text-align="start" style:justify-single-word="false"/>
      <style:text-properties style:text-line-through-style="none" style:text-line-through-type="none" fo:font-size="12pt" fo:font-style="normal" style:text-underline-style="none" fo:font-weight="normal" officeooo:rsid="0018cf7e" officeooo:paragraph-rsid="0018cf7e"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18cf7e" officeooo:paragraph-rsid="0018cf7e"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text-line-through-style="none" style:text-line-through-type="none" fo:font-size="13pt" fo:font-style="italic" style:text-underline-style="solid" style:text-underline-width="auto" style:text-underline-color="font-color" fo:font-weight="bold" officeooo:rsid="0018cf7e" officeooo:paragraph-rsid="0018cf7e" style:font-size-asian="11.3500003814697pt" style:font-style-asian="italic" style:font-weight-asian="bold" style:font-size-complex="13pt" style:font-style-complex="italic" style:font-weight-complex="bold"/>
    </style:style>
    <style:style style:name="P23" style:family="paragraph" style:parent-style-name="Standard">
      <style:paragraph-properties fo:text-align="start" style:justify-single-word="false"/>
      <style:text-properties style:text-line-through-style="none" style:text-line-through-type="none" fo:font-size="13pt" fo:font-style="italic" style:text-underline-style="solid" style:text-underline-width="auto" style:text-underline-color="font-color" fo:font-weight="bold" officeooo:rsid="0018cf7e" officeooo:paragraph-rsid="00266fe1" style:font-size-asian="13pt" style:font-style-asian="italic" style:font-weight-asian="bold" style:font-size-complex="13pt" style:font-style-complex="italic" style:font-weight-complex="bold"/>
    </style:style>
    <style:style style:name="P24" style:family="paragraph" style:parent-style-name="Standard">
      <style:paragraph-properties fo:text-align="start" style:justify-single-word="false"/>
      <style:text-properties style:text-line-through-style="none" style:text-line-through-type="none" fo:font-size="13pt" fo:font-style="italic" style:text-underline-style="solid" style:text-underline-width="auto" style:text-underline-color="font-color" fo:font-weight="bold" officeooo:rsid="0018cf7e" officeooo:paragraph-rsid="00291215" style:font-size-asian="13pt" style:font-style-asian="italic" style:font-weight-asian="bold" style:font-size-complex="13pt" style:font-style-complex="italic" style:font-weight-complex="bold"/>
    </style:style>
    <style:style style:name="P25" style:family="paragraph" style:parent-style-name="Standard">
      <style:paragraph-properties fo:text-align="start" style:justify-single-word="false"/>
      <style:text-properties style:text-line-through-style="none" style:text-line-through-type="none" style:font-name="Liberation Serif" fo:font-size="12pt" fo:font-style="normal" style:text-underline-style="none" fo:font-weight="normal" officeooo:rsid="0018cf7e" officeooo:paragraph-rsid="0018cf7e"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text-line-through-style="none" style:text-line-through-type="none" style:font-name="Liberation Serif" fo:font-size="12pt" fo:font-style="normal" style:text-underline-style="none" fo:font-weight="normal" officeooo:rsid="0018cf7e" officeooo:paragraph-rsid="00291215"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text-line-through-style="none" style:text-line-through-type="none" style:font-name="Liberation Serif" fo:font-size="12pt" fo:font-style="normal" style:text-underline-style="none" fo:font-weight="normal" officeooo:rsid="0018cf7e" officeooo:paragraph-rsid="002a3452"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center" style:justify-single-word="false"/>
      <style:text-properties style:text-line-through-style="none" style:text-line-through-type="none" style:font-name="Liberation Serif" fo:font-size="12pt" fo:font-style="normal" style:text-underline-style="none" fo:font-weight="normal" officeooo:rsid="0018cf7e" officeooo:paragraph-rsid="002a3452"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text-line-through-style="none" style:text-line-through-type="none" style:font-name="Liberation Serif" fo:font-size="12pt" fo:font-style="normal" style:text-underline-style="none" fo:font-weight="normal" officeooo:rsid="002029eb" officeooo:paragraph-rsid="002029eb" style:font-size-asian="12pt" style:font-style-asian="normal" style:font-weight-asian="normal" style:font-size-complex="12pt" style:font-style-complex="normal" style:font-weight-complex="normal"/>
    </style:style>
    <style:style style:name="P30" style:family="paragraph" style:parent-style-name="Standard" style:list-style-name="L2">
      <style:paragraph-properties fo:text-align="start" style:justify-single-word="false"/>
      <style:text-properties style:text-line-through-style="none" style:text-line-through-type="none" style:font-name="Liberation Serif" fo:font-size="12pt" fo:font-style="normal" style:text-underline-style="none" fo:font-weight="normal" officeooo:rsid="002029eb" officeooo:paragraph-rsid="002029eb" style:font-size-asian="12pt" style:font-style-asian="normal" style:font-weight-asian="normal" style:font-size-complex="12pt" style:font-style-complex="normal" style:font-weight-complex="normal"/>
    </style:style>
    <style:style style:name="P31" style:family="paragraph" style:parent-style-name="Standard" style:list-style-name="L2">
      <style:paragraph-properties fo:text-align="start" style:justify-single-word="false"/>
      <style:text-properties style:text-line-through-style="none" style:text-line-through-type="none" style:font-name="Liberation Serif" fo:font-size="12pt" fo:font-style="normal" style:text-underline-style="none" fo:font-weight="normal" officeooo:rsid="0020e9fb" officeooo:paragraph-rsid="0020e9fb"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text-line-through-style="none" style:text-line-through-type="none" style:font-name="Liberation Serif" fo:font-size="12pt" fo:font-style="normal" style:text-underline-style="none" fo:font-weight="normal" officeooo:rsid="0020e9fb" officeooo:paragraph-rsid="0020e9fb"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officeooo:rsid="0030f937" officeooo:paragraph-rsid="0030f937"/>
    </style:style>
    <style:style style:name="P34" style:family="paragraph" style:parent-style-name="Standard">
      <style:paragraph-properties fo:text-align="start" style:justify-single-word="false"/>
      <style:text-properties officeooo:rsid="003681d6" officeooo:paragraph-rsid="003681d6"/>
    </style:style>
    <style:style style:name="P35" style:family="paragraph" style:parent-style-name="Standard" style:list-style-name="L3">
      <style:paragraph-properties fo:text-align="start" style:justify-single-word="false"/>
      <style:text-properties officeooo:rsid="003681d6" officeooo:paragraph-rsid="003681d6"/>
    </style:style>
    <style:style style:name="P36" style:family="paragraph" style:parent-style-name="Table_20_Contents">
      <style:paragraph-properties fo:text-align="start" style:justify-single-word="false"/>
      <style:text-properties style:font-name="Liberation Serif" fo:font-size="12pt" style:font-size-asian="12pt" style:font-size-complex="12pt"/>
    </style:style>
    <style:style style:name="P37" style:family="paragraph" style:parent-style-name="Table_20_Contents">
      <style:paragraph-properties fo:text-align="center" style:justify-single-word="false"/>
      <style:text-properties style:font-name="Liberation Serif" fo:font-size="12pt" fo:font-style="italic" fo:font-weight="bold" officeooo:rsid="002029eb" officeooo:paragraph-rsid="002029eb" style:font-size-asian="12pt" style:font-style-asian="italic" style:font-weight-asian="bold" style:font-size-complex="12pt" style:font-style-complex="italic" style:font-weight-complex="bold"/>
    </style:style>
    <style:style style:name="P38" style:family="paragraph" style:parent-style-name="Table_20_Contents">
      <style:paragraph-properties fo:text-align="center" style:justify-single-word="false"/>
      <style:text-properties style:font-name="Liberation Serif" fo:font-size="12pt" fo:font-style="italic" fo:font-weight="bold" officeooo:rsid="001f109b" officeooo:paragraph-rsid="001f109b" style:font-size-asian="12pt" style:font-style-asian="italic" style:font-weight-asian="bold" style:font-size-complex="12pt" style:font-style-complex="italic" style:font-weight-complex="bold"/>
    </style:style>
    <style:style style:name="T1" style:family="text">
      <style:text-properties officeooo:rsid="0018cf7e"/>
    </style:style>
    <style:style style:name="T2" style:family="text">
      <style:text-properties fo:font-size="12pt" fo:font-style="italic" style:text-underline-style="none" fo:font-weight="normal" officeooo:rsid="0018cf7e" style:font-size-asian="10.5pt" style:font-style-asian="italic" style:font-weight-asian="normal" style:font-size-complex="12pt" style:font-style-complex="italic" style:font-weight-complex="normal"/>
    </style:style>
    <style:style style:name="T3" style:family="text">
      <style:text-properties style:font-name="Liberation Serif" fo:font-size="12pt" style:font-size-asian="12pt" style:font-size-complex="12pt"/>
    </style:style>
    <style:style style:name="T4" style:family="text">
      <style:text-properties style:font-name="Liberation Serif" fo:font-size="12pt" fo:font-style="normal" style:text-underline-style="none" fo:font-weight="normal" officeooo:rsid="0018cf7e" style:font-size-asian="12pt" style:font-style-asian="normal" style:font-weight-asian="normal" style:font-size-complex="12pt" style:font-style-complex="normal" style:font-weight-complex="normal"/>
    </style:style>
    <style:style style:name="T5" style:family="text">
      <style:text-properties style:font-name="Liberation Serif" fo:font-size="12pt" fo:font-style="normal" style:text-underline-style="none" fo:font-weight="normal" officeooo:rsid="001aa4ce" style:font-size-asian="12pt" style:font-style-asian="normal" style:font-weight-asian="normal" style:font-size-complex="12pt" style:font-style-complex="normal" style:font-weight-complex="normal"/>
    </style:style>
    <style:style style:name="T6" style:family="text">
      <style:text-properties style:font-name="Liberation Serif" officeooo:rsid="001d39bc"/>
    </style:style>
    <style:style style:name="T7" style:family="text">
      <style:text-properties style:font-name="Liberation Serif" officeooo:rsid="00266fe1"/>
    </style:style>
    <style:style style:name="T8" style:family="text">
      <style:text-properties style:font-name="Liberation Serif" officeooo:rsid="00291215"/>
    </style:style>
    <style:style style:name="T9" style:family="text">
      <style:text-properties officeooo:rsid="001b9439"/>
    </style:style>
    <style:style style:name="T10" style:family="text">
      <style:text-properties officeooo:rsid="001d39bc"/>
    </style:style>
    <style:style style:name="T11" style:family="text">
      <style:text-properties officeooo:rsid="001f109b"/>
    </style:style>
    <style:style style:name="T12" style:family="text">
      <style:text-properties officeooo:rsid="002029eb"/>
    </style:style>
    <style:style style:name="T13" style:family="text">
      <style:text-properties style:text-line-through-style="none" style:text-line-through-type="none" style:font-name="Liberation Serif" fo:font-size="12pt" fo:font-style="normal" style:text-underline-style="none" fo:font-weight="normal" officeooo:rsid="0022453a" style:font-size-asian="12pt" style:font-style-asian="normal" style:font-weight-asian="normal" style:font-size-complex="12pt" style:font-style-complex="normal" style:font-weight-complex="normal"/>
    </style:style>
    <style:style style:name="T14" style:family="text">
      <style:text-properties style:text-line-through-style="none" style:text-line-through-type="none" style:font-name="Liberation Serif" fo:font-size="12pt" fo:font-style="normal" style:text-underline-style="none" fo:font-weight="normal" officeooo:rsid="0023dfa8" style:font-size-asian="12pt" style:font-style-asian="normal" style:font-weight-asian="normal" style:font-size-complex="12pt" style:font-style-complex="normal" style:font-weight-complex="normal"/>
    </style:style>
    <style:style style:name="T15" style:family="text">
      <style:text-properties style:text-line-through-style="none" style:text-line-through-type="none" style:font-name="Liberation Serif" fo:font-size="12pt" fo:font-style="normal" style:text-underline-style="none" fo:font-weight="normal" officeooo:rsid="0023ec81" style:font-size-asian="12pt" style:font-style-asian="normal" style:font-weight-asian="normal" style:font-size-complex="12pt" style:font-style-complex="normal" style:font-weight-complex="normal"/>
    </style:style>
    <style:style style:name="T16" style:family="text">
      <style:text-properties style:text-line-through-style="none" style:text-line-through-type="none" style:font-name="Liberation Serif" fo:font-size="12pt" fo:font-style="normal" style:text-underline-style="none" fo:font-weight="normal" officeooo:rsid="00249cb6" style:font-size-asian="12pt" style:font-style-asian="normal" style:font-weight-asian="normal" style:font-size-complex="12pt" style:font-style-complex="normal" style:font-weight-complex="normal"/>
    </style:style>
    <style:style style:name="T17" style:family="text">
      <style:text-properties style:text-line-through-style="none" style:text-line-through-type="none" style:font-name="Liberation Serif" fo:font-size="12pt" fo:font-style="normal" style:text-underline-style="none" fo:font-weight="normal" officeooo:rsid="00266fe1" style:font-size-asian="12pt" style:font-style-asian="normal" style:font-weight-asian="normal" style:font-size-complex="12pt" style:font-style-complex="normal" style:font-weight-complex="normal"/>
    </style:style>
    <style:style style:name="T18" style:family="text">
      <style:text-properties style:text-line-through-style="none" style:text-line-through-type="none" style:font-name="Liberation Serif" fo:font-size="12pt" fo:font-style="normal" style:text-underline-style="none" fo:font-weight="normal" officeooo:rsid="002a3452" style:font-size-asian="12pt" style:font-style-asian="normal" style:font-weight-asian="normal" style:font-size-complex="12pt" style:font-style-complex="normal" style:font-weight-complex="normal"/>
    </style:style>
    <style:style style:name="T19" style:family="text">
      <style:text-properties style:text-line-through-style="none" style:text-line-through-type="none" style:font-name="Liberation Serif" fo:font-size="12pt" fo:font-style="normal" style:text-underline-style="none" fo:font-weight="normal" officeooo:rsid="00291215" style:font-size-asian="12pt" style:font-style-asian="normal" style:font-weight-asian="normal" style:font-size-complex="12pt" style:font-style-complex="normal" style:font-weight-complex="normal"/>
    </style:style>
    <style:style style:name="T20" style:family="text">
      <style:text-properties style:text-line-through-style="none" style:text-line-through-type="none" style:font-name="Liberation Serif" fo:font-size="12pt" fo:font-style="italic" style:text-underline-style="none" fo:font-weight="normal" officeooo:rsid="00291215" style:font-size-asian="12pt" style:font-style-asian="italic" style:font-weight-asian="normal" style:font-size-complex="12pt" style:font-style-complex="italic" style:font-weight-complex="normal"/>
    </style:style>
    <style:style style:name="T21" style:family="text">
      <style:text-properties style:text-line-through-style="none" style:text-line-through-type="none" fo:language="el" fo:country="GR" fo:font-style="normal" style:text-underline-style="none" officeooo:rsid="002f0f70" style:font-style-asian="normal" style:font-style-complex="normal"/>
    </style:style>
    <style:style style:name="T22" style:family="text">
      <style:text-properties style:text-line-through-style="none" style:text-line-through-type="none" style:text-position="sub 58%" fo:language="el" fo:country="GR" fo:font-style="normal" style:text-underline-style="none" style:font-style-asian="normal" style:font-style-complex="normal"/>
    </style:style>
    <style:style style:name="T23" style:family="text">
      <style:text-properties style:text-line-through-style="none" style:text-line-through-type="none" style:text-position="sub 58%" fo:language="el" fo:country="GR" fo:font-style="normal" style:text-underline-style="none" officeooo:rsid="003077d9" style:font-style-asian="normal" style:font-style-complex="normal"/>
    </style:style>
    <style:style style:name="T24" style:family="text">
      <style:text-properties style:text-line-through-style="none" style:text-line-through-type="none" style:text-position="sub 58%" fo:language="el" fo:country="GR" fo:font-style="normal" style:text-underline-style="none" officeooo:rsid="0030f937" style:font-style-asian="normal" style:font-style-complex="normal"/>
    </style:style>
    <style:style style:name="T25" style:family="text">
      <style:text-properties style:text-line-through-style="none" style:text-line-through-type="none" style:text-position="sub 58%" fo:language="el" fo:country="GR" fo:font-style="normal" style:text-underline-style="none" officeooo:rsid="002f0f70" style:font-style-asian="normal" style:font-style-complex="normal"/>
    </style:style>
    <style:style style:name="T26" style:family="text">
      <style:text-properties style:text-line-through-style="none" style:text-line-through-type="none" style:text-position="0% 100%" fo:language="el" fo:country="GR" fo:font-style="normal" style:text-underline-style="none" style:font-style-asian="normal" style:font-style-complex="normal"/>
    </style:style>
    <style:style style:name="T27" style:family="text">
      <style:text-properties style:text-line-through-style="none" style:text-line-through-type="none" style:text-position="0% 100%" fo:language="el" fo:country="GR" fo:font-style="normal" style:text-underline-style="none" officeooo:rsid="003077d9" style:font-style-asian="normal" style:font-style-complex="normal"/>
    </style:style>
    <style:style style:name="T28" style:family="text">
      <style:text-properties style:text-line-through-style="none" style:text-line-through-type="none" style:text-position="0% 100%" fo:language="el" fo:country="GR" fo:font-style="normal" style:text-underline-style="none" officeooo:rsid="0030f937" style:font-style-asian="normal" style:font-style-complex="normal"/>
    </style:style>
    <style:style style:name="T29" style:family="text">
      <style:text-properties style:text-line-through-style="none" style:text-line-through-type="none" style:text-position="0% 100%" fo:language="el" fo:country="GR" fo:font-style="normal" style:text-underline-style="none" officeooo:rsid="002f0f70" style:font-style-asian="normal" style:font-style-complex="normal"/>
    </style:style>
    <style:style style:name="T30" style:family="text">
      <style:text-properties style:text-line-through-style="none" style:text-line-through-type="none" style:text-position="0% 100%" fo:language="el" fo:country="GR" fo:font-style="normal" style:text-underline-style="none" officeooo:rsid="00313df5" style:font-style-asian="normal" style:font-style-complex="normal"/>
    </style:style>
    <style:style style:name="T31" style:family="text">
      <style:text-properties style:text-line-through-style="none" style:text-line-through-type="none" style:text-position="0% 100%" fo:language="el" fo:country="GR" fo:font-style="normal" style:text-underline-style="none" officeooo:rsid="00326983" style:font-style-asian="normal" style:font-style-complex="normal"/>
    </style:style>
    <style:style style:name="T32" style:family="text">
      <style:text-properties style:text-line-through-style="none" style:text-line-through-type="none" style:text-position="0% 100%" fo:language="el" fo:country="GR" fo:font-style="normal" style:text-underline-style="none" officeooo:rsid="003681d6" style:font-style-asian="normal" style:font-style-complex="normal"/>
    </style:style>
    <style:style style:name="T33" style:family="text">
      <style:text-properties style:text-line-through-style="none" style:text-line-through-type="none" style:text-position="0% 100%" fo:language="el" fo:country="GR" fo:font-style="normal" style:text-underline-style="none" officeooo:rsid="0036b685" style:font-style-asian="normal" style:font-style-complex="normal"/>
    </style:style>
    <style:style style:name="T34" style:family="text">
      <style:text-properties style:text-line-through-style="none" style:text-line-through-type="none" style:text-position="0% 100%" style:font-name="Liberation Serif1" fo:language="el" fo:country="GR" fo:font-style="normal" style:text-underline-style="none" style:font-name-asian="Liberation Serif1" style:font-style-asian="normal" style:font-name-complex="Liberation Serif1" style:font-style-complex="normal"/>
    </style:style>
    <style:style style:name="T35" style:family="text">
      <style:text-properties style:text-line-through-style="none" style:text-line-through-type="none" style:text-position="0% 100%" style:font-name="Liberation Serif" fo:language="el" fo:country="GR" fo:font-style="normal" style:text-underline-style="none" style:font-name-asian="Noto Serif CJK SC" style:font-style-asian="normal" style:font-name-complex="Lohit Devanagari" style:font-style-complex="normal"/>
    </style:style>
    <style:style style:name="T36" style:family="text">
      <style:text-properties officeooo:rsid="00291215"/>
    </style:style>
    <style:style style:name="T37" style:family="text">
      <style:text-properties fo:language="el" fo:country="GR"/>
    </style:style>
    <style:style style:name="T38" style:family="text">
      <style:text-properties fo:language="el" fo:country="GR" officeooo:rsid="002bca26"/>
    </style:style>
    <style:style style:name="T39" style:family="text">
      <style:text-properties fo:language="el" fo:country="GR" officeooo:rsid="002c57b6"/>
    </style:style>
    <style:style style:name="T40" style:family="text">
      <style:text-properties fo:language="el" fo:country="GR" fo:font-style="italic" style:font-style-asian="italic" style:font-style-complex="italic"/>
    </style:style>
    <style:style style:name="T41" style:family="text">
      <style:text-properties fo:language="el" fo:country="GR" fo:font-style="italic" officeooo:rsid="002c57b6" style:font-style-asian="italic" style:font-style-complex="italic"/>
    </style:style>
    <style:style style:name="T42" style:family="text">
      <style:text-properties fo:language="el" fo:country="GR" fo:font-style="normal" officeooo:rsid="002d1fbf" style:font-style-asian="normal" style:font-style-complex="normal"/>
    </style:style>
    <style:style style:name="T43" style:family="text">
      <style:text-properties fo:language="el" fo:country="GR" fo:font-style="normal" officeooo:rsid="002c57b6" style:font-style-asian="normal" style:font-style-complex="normal"/>
    </style:style>
    <style:style style:name="T44" style:family="text">
      <style:text-properties fo:language="el" fo:country="GR" fo:font-style="normal" officeooo:rsid="002f0f70" style:font-style-asian="normal" style:font-style-complex="normal"/>
    </style:style>
    <style:style style:name="T45" style:family="text">
      <style:text-properties style:text-line-through-style="solid" style:text-line-through-type="single" fo:language="el" fo:country="GR" fo:font-style="normal" style:text-underline-style="none" officeooo:rsid="002f0f70" style:font-style-asian="normal" style:font-style-complex="normal"/>
    </style:style>
    <style:style style:name="T46" style:family="text">
      <style:text-properties officeooo:rsid="0036b685"/>
    </style:style>
    <style:style style:name="T47" style:family="text">
      <style:text-properties officeooo:rsid="0037f6bc"/>
    </style:style>
    <style:style style:name="fr1" style:family="graphic" style:parent-style-name="Formula">
      <style:graphic-properties style:wrap="parallel" style:number-wrapped-paragraphs="no-limit" style:wrap-contour="false" style:vertical-pos="from-top" fo:background-color="transparent" draw:fill="none" draw:fill-image-name="_35__20_Percent" style:repeat="repeat" draw:wrap-influence-on-position="once-concurrent" loext:allow-overlap="tru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ject</text:p>
      <text:p text:style-name="P6">Eργασία 2</text:p>
      <text:p text:style-name="P7"/>
      <text:p text:style-name="P9">Μέλη (Ομάδα 32):</text:p>
      <text:p text:style-name="P10">Σπυρίδων Μπριάκος (1115201700101)</text:p>
      <text:p text:style-name="P10">Αποστολοπούλου Αλεξάνδρα (1115201700005)</text:p>
      <text:p text:style-name="P10"/>
      <text:p text:style-name="P8">-<text:span text:style-name="T1">Μεταγλώτιση:</text:span></text:p>
      <text:list xml:id="list1906846096" text:style-name="L1">
        <text:list-item>
          <text:p text:style-name="P19">Για το Α ερώτημα:</text:p>
        </text:list-item>
      </text:list>
      <text:p text:style-name="P11"><text:span text:style-name="T2"><text:tab/></text:span><text:span text:style-name="T3">python src/reduce.py -d data/train/train-images-idx3-ubyte -q data/test/t10k-images-idx3-<text:tab/>ubyte -od data/new/newtrain-images-idx3-ubyte -oq data/new/newt10k-images-idx3-ubyte</text:span></text:p>
      <text:list xml:id="list220760584139159" text:continue-numbering="true" text:style-name="L1">
        <text:list-item>
          <text:p text:style-name="P19">Για το Β ερώτημα:</text:p>
        </text:list-item>
      </text:list>
      <text:p text:style-name="P12"><text:span text:style-name="T2"><text:tab/></text:span><text:span text:style-name="T4">./</text:span><text:span text:style-name="T5">scripts/lsh.sh</text:span></text:p>
      <text:list xml:id="list220760285599332" text:continue-numbering="true" text:style-name="L1">
        <text:list-item>
          <text:p text:style-name="P19">Για το Γ ερώτημα:</text:p>
          <text:p text:style-name="P18">python src/emd.py -d data/train/train-images-idx3-ubyte -q data/test/t10k-images-idx3-ubyte -l1 data/train/train-labels-idx1-ubyte -l2 data/test/t10k-labels-idx1-ubyte -o output -EMD</text:p>
        </text:list-item>
        <text:list-item>
          <text:p text:style-name="P19">Για το Δ ερώτημα:</text:p>
          <text:p text:style-name="P20">./<text:span text:style-name="T9">scripts/cluster.sh</text:span></text:p>
        </text:list-item>
      </text:list>
      <text:p text:style-name="P21"/>
      <text:p text:style-name="P22">-<text:span text:style-name="T10">Ερώτημα Α</text:span></text:p>
      <text:p text:style-name="P25"><text:span text:style-name="T11">Σε αυτό το ερώτημα κ</text:span>ατασκευά<text:span text:style-name="T11">σαμε ένα</text:span> νευρωνικό δίκτυο αυτοκωδικοποίησης εικόνων το οποίο περιλαμβάνει στρώματα συμπίεσης και αποσυμπίεσης (“bottleneck”<text:span text:style-name="T11">)</text:span>. <text:span text:style-name="T11">Π</text:span>ρέπει να <text:span text:style-name="T11">σημειωθεί ότι δεν</text:span> πραγματοποιήσ<text:span text:style-name="T11">αμε ξανά εκτενή</text:span> πειράματα εκπαίδευσης του δικτύου με διαφορετικές τιμές υπερπαραμέτρων ό<text:span text:style-name="T11">πως τον </text:span>αριθμό συνελικτικών στρωμάτων, μεγέθους συνελικτικών φίλτρων, αριθμού συνελικτικών φίλτρων ανά στρώμα, αριθμού εποχών εκπαίδευσης (epochs), μεγέθους δέσμης (batch size), <text:span text:style-name="T11">καθώς είχαμε πειραματιστεί με αυτές τις τιμές σε προηγούμενη εργασία. Έτσι, είχαμε κάποιες “σιγουρες” τιμές γι’ αυτές τις υπερπαραμέτους, οι οποίες θα μας έδιναν τα βέλτιστα αποτελέσματα, και πειραματιστήκαμε κυρίως με την</text:span> διάσταση συμπίεσης (latent dimension<text:span text:style-name="T11">) </text:span>ώστε να ελαχιστοποιή<text:span text:style-name="T11">σουμε</text:span> το σφάλμα (loss) αποφεύγοντας την υπερπροσαρμογή (overfitting). Τα δεδομένα του συνόλου εισόδου <text:span text:style-name="T11">τα</text:span> χωρισ<text:span text:style-name="T11">αμε</text:span> κατάλληλα σε σύνολο εκπαίδευσης (training set) και σε σύνολο επικύρωσης (validation set). <text:span text:style-name="T12">Γενικά, ακολουθήσαμε την δομή σημίεσης που προτάθηκε από τους διδάσκοντες, μιας και παρουσίαζε αρκετά καλά αποτελέσματα χωρίς overfitting. </text:span>Ό<text:span text:style-name="T11">ρίστε μερικά αποτελέσματα από διάφορους πειραματισμούς μας:</text:span></text:p>
      <text:p text:style-name="P25"/>
      <table:table table:name="Table1" table:style-name="Table1">
        <table:table-column table:style-name="Table1.A" table:number-columns-repeated="3"/>
        <table:table-row>
          <table:table-cell table:style-name="Table1.A1" office:value-type="string">
            <text:p text:style-name="P36"/>
          </table:table-cell>
          <table:table-cell table:style-name="Table1.A1" office:value-type="string">
            <text:p text:style-name="P38">Training Loss</text:p>
          </table:table-cell>
          <table:table-cell table:style-name="Table1.C1" office:value-type="string">
            <text:p text:style-name="P38">Validation loss</text:p>
          </table:table-cell>
        </table:table-row>
        <table:table-row>
          <table:table-cell table:style-name="Table1.A2" office:value-type="string">
            <text:p text:style-name="P37">Units of Dense Layer = 5</text:p>
          </table:table-cell>
          <table:table-cell table:style-name="Table1.A2" office:value-type="string">
            <text:p text:style-name="P1">0.0242 </text:p>
          </table:table-cell>
          <table:table-cell table:style-name="Table1.C2" office:value-type="string">
            <text:p text:style-name="P3"><text:s/>0.0238</text:p>
          </table:table-cell>
        </table:table-row>
        <table:table-row>
          <table:table-cell table:style-name="Table1.A2" office:value-type="string">
            <text:p text:style-name="P37">Units of Dense Layer = 10</text:p>
          </table:table-cell>
          <table:table-cell table:style-name="Table1.A2" office:value-type="string">
            <text:p text:style-name="P1">0.0129 </text:p>
          </table:table-cell>
          <table:table-cell table:style-name="Table1.C2" office:value-type="string">
            <text:p text:style-name="P2"><text:s/>0.0127</text:p>
          </table:table-cell>
        </table:table-row>
        <table:table-row>
          <table:table-cell table:style-name="Table1.A2" office:value-type="string">
            <text:p text:style-name="P37">Units of Dense Layer = 15</text:p>
          </table:table-cell>
          <table:table-cell table:style-name="Table1.A2" office:value-type="string">
            <text:p text:style-name="P1">0.0087 </text:p>
          </table:table-cell>
          <table:table-cell table:style-name="Table1.C2" office:value-type="string">
            <text:p text:style-name="P3">0.0084</text:p>
          </table:table-cell>
        </table:table-row>
      </table:table>
      <text:p text:style-name="P29"/>
      <text:p text:style-name="P29">Για τα αποτελέσματα αυτά, δώσαμε τις εξής τιμές στις διάφορες υπερπαραμέτρους:</text:p>
      <text:list xml:id="list2986397755" text:style-name="L2">
        <text:list-item>
          <text:p text:style-name="P30">Epochs = 20 (Αν και σε λιγότερες επαναλήψεις ο αλγόριθμος ήδη αρχιζε να συγκλίνει)</text:p>
        </text:list-item>
        <text:list-item>
          <text:p text:style-name="P30">Batch size = 128 (Αρκετά καλά αποτελέσματα και σε λίγο χρόνο)</text:p>
        </text:list-item>
        <text:list-item>
          <text:p text:style-name="P30">Number of Convolution Layers = 3</text:p>
        </text:list-item>
        <text:list-item>
          <text:p text:style-name="P31">Kernel size = (3,3)</text:p>
        </text:list-item>
        <text:list-item>
          <text:p text:style-name="P31">Number of filters by each Layer = [32,64,128]</text:p>
        </text:list-item>
      </text:list>
      <text:p text:style-name="P32"/>
      <text:p text:style-name="P13"><text:span text:style-name="T13">Tα units του Dense Layer είναι η πιο σημαντική παράμετρος του, καθώς δηλώνει το </text:span><text:span text:style-name="T14">πόσα neurons έχει το κάθε layer, το </text:span><text:span text:style-name="T13">output size του layer και καθορίζει το μέγεθος του weight matrix και του bias vector. Ό</text:span><text:span text:style-name="T15">πως έδειξαν και τα αποτελέσματα, λογικό είναι, όσο περισσότερα units έχουμε τόσο πιο περίπλοκο γίνεται το μοντέλο μας και άρα έχουμε λιγότερο loss και καλύτερα αποτελέσματα. </text:span><text:soft-page-break/><text:span text:style-name="T15">Ωστόσω, θεωρήσαμε ότι το loss της τάξης του 0.012 είναι ήδη πολύ μικρό κι επειδή τα learning curves ήταν ελάχιστα πιο smooth για dense units 10 έναντι με τα 15 dense units, αποφασίσαμε να κρατήσουμε τα 10 units, καθώς το dataset ή</text:span><text:span text:style-name="T16">ταν</text:span><text:span text:style-name="T15"> ήδη πολυ απλό και όσο αυξάναμε την πολυπλοκότητα με τα dense units ελλόχευε ο κίνδυνος για overfitting.</text:span></text:p>
      <text:p text:style-name="P13"><text:span text:style-name="T15"/></text:p>
      <text:p text:style-name="P13"><text:span text:style-name="T15">Έ</text:span><text:span text:style-name="T16">φόσον, λοιπόν, καταλήξαμε και στον αριθμό των 10 dense units (όπως προτάθηκε και από τους διδάσκοντες), <text:s/>το μόνο που έμενε ήταν να “κόψουμε” το μοντέλο μας στον encoder, έτσι ώστε να μπορέσουμε να συμπιέσουμε τα δεδομένα μας <text:s/>σε 10 μόνο διαστάσεις. Έπειτα, κ</text:span><text:span text:style-name="T17">α</text:span><text:span text:style-name="T16">νονικοποιήσαμε τις τιμές των δεδομένων μας σε 0-25500, για περισσότερη ακρίβεια, καθώς η συμπίεση απο 28*28 σε 10*1 ήταν μεγάλη. </text:span><text:span text:style-name="T17">Τέλος, αποθηκεύσαμε τα δεδομένα σε δυο καινούρια αρχεία με παρόμοια μορφή με το αρχείο εισόδου, με αριθμό γραμμών 1 και αριθμό στηλών ίσο με το πλήθος των διαστάσεων (10). Οι συντεταγμένες αποθηκέυτηκαν σε 2 διαδοχικά bytes με την βοήθεια της συνάρτησης to_bytes() της python που μας επέτρεπε να αποθηκεύσουμε έναν ακέραιο αριθμό σε όσα διαδοχικα bytes θέλουμε και με όποια byteorder θέλουμε.</text:span></text:p>
      <text:p text:style-name="P13"><text:span text:style-name="T17"/></text:p>
      <text:p text:style-name="P23"><text:span text:style-name="T7">-</text:span><text:span text:style-name="T6">Ερώτημα </text:span><text:span text:style-name="T7">Β</text:span></text:p>
      <text:p text:style-name="P23"><text:span text:style-name="T7"/></text:p>
      <text:p text:style-name="P24"><text:span text:style-name="T7">-</text:span><text:span text:style-name="T6">Ερώτημα </text:span><text:span text:style-name="T8">Γ</text:span></text:p>
      <text:p text:style-name="P14"><text:span text:style-name="T18">Σε αυτό το ερώτημα βρήκαμε</text:span><text:span text:style-name="T19"> τη μετρική</text:span><text:span text:style-name="T20"> Earth Mover’s Distance (EMD)</text:span><text:span text:style-name="T19"> που ανάγεται σε επίλυση προβλήματος Γραμμικού Προγραμματισμού (</text:span><text:span text:style-name="T20">Linear Programming</text:span><text:span text:style-name="T19">).</text:span><text:span text:style-name="T37"> </text:span><text:span text:style-name="T38">Η</text:span><text:span text:style-name="T37"> </text:span><text:span text:style-name="T40">Earth Mover's Distance</text:span><text:span text:style-name="T37"> </text:span><text:span text:style-name="T38">αφορά μία μέτρηση μεταξύ δύο διανομών και β</text:span><text:span text:style-name="T37">ασίζεται στο ελάχιστο κόστος που πρέπει να καταβληθεί για να μετατραπεί η μία διανομή στην άλλη. </text:span><text:span text:style-name="T38">Σημαντικό είναι το γεγονός ότι η</text:span><text:span text:style-name="T37"> EMD </text:span><text:span text:style-name="T38">σαν μέθοδος έ</text:span><text:span text:style-name="T39">χει αποδειχθεί ότι</text:span><text:span text:style-name="T37"> </text:span><text:span text:style-name="T38">είναι καλύτερη </text:span><text:span text:style-name="T37">από άλλες αποστάσεις που χρησιμοποιούνται για την ανάκτηση/</text:span><text:span text:style-name="T38">ομοιότητας</text:span><text:span text:style-name="T37"> εικόν</text:span><text:span text:style-name="T38">ων</text:span><text:span text:style-name="T37">.</text:span></text:p>
      <text:p text:style-name="P14"><text:span text:style-name="T37"/></text:p>
      <text:p text:style-name="P15"><text:span text:style-name="T39">Η ΕΜD ανήκει στην γενική κατηγορία των </text:span><text:span text:style-name="T41">Transportation Problems, </text:span><text:span text:style-name="T43">όπου υπάρχουν οι προμηθευτές, με δεδομένη ποσότητα αγαθών, και οι καταναλωτές, με δεδομένη περιορισμένη χωρητικότητα. Στο πρόβλημά μας, οι προμηθευτές είναι τα </text:span><text:span text:style-name="T42">(υπο)</text:span><text:span text:style-name="T43">clusters των train images, ενώ οι καταλαλωτές είναι τα </text:span><text:span text:style-name="T42">(υπο)</text:span><text:span text:style-name="T43">clusters των test images. </text:span><text:span text:style-name="T42">Μία εικόνα χωρίζεται σε ένα σύνολο από clusters, είτε σε 7x7 είτε σε 4x4 για να μπορέσουν να γίνουν οι κατάλληλοι υπολογισμοί, εφόσον δεν διαθέτουμε την απαραίτητη υπολογιστική δύναμε για να βρούμε την μετρική EMD ανάμεσα σε pixels. Για κάθε ζεύγος προμηθευτή-καταναλωτή υπολογίσαμε το κόστος μεταφοράς μίας μονάδας εμπορευμάτων, το οποίο είναι η Ευκλείδια απόσταση μεταξύ των κέντων του κάθε υποκλάστερ. Το πρόβλημα μεταφοράς είναι να βρούμε την λιγότερο ακριβή ροή αγαθών από τους προμηθευτές στους καταναλωτές που ικανοποιεί τη ζήτηση των καταναλωτών. </text:span><text:span text:style-name="T44">Στο πρόβλημά μας με τις εικόνες (αντιστοίχιση υπογραφών) αυτό μεταφράζεται στο να καταβληθεί το ελάχιστο ποσό “δουλειάς” για την μετατροπή της μίας υπογραφής στην άλλη. Σύμφωνα με τις διαφάνειες του μαθήματος, αυτό μπορεί να </text:span><text:span text:style-name="T45">οπτικοποιηθεί</text:span><text:span text:style-name="T21"> ως το παρακάτω πρόβλημα γραμμικού προγραμματισμού:</text:span></text:p>
      <text:p text:style-name="P15"><text:span text:style-name="T21"/></text:p>
      <text:p text:style-name="P16"><text:span text:style-name="T21">Έστω P = {(p</text:span><text:span text:style-name="T25">1, </text:span><text:span text:style-name="T29">w</text:span><text:span text:style-name="T25">p1</text:span><text:span text:style-name="T29">),…,(p</text:span><text:span text:style-name="T25">m,</text:span><text:span text:style-name="T29"> w</text:span><text:span text:style-name="T25">pm</text:span><text:span text:style-name="T29">)} είναι η πρώτη υπογραφή με m clusters, όπου p</text:span><text:span text:style-name="T25">i </text:span><text:span text:style-name="T29">η αναπαράσταση του cluster και w</text:span><text:span text:style-name="T25">pi </text:span><text:span text:style-name="T29">τα βάρη του κάθε cluster. Έ</text:span><text:span text:style-name="T27">στω Q</text:span><text:span text:style-name="T29"> = {(</text:span><text:span text:style-name="T27">q</text:span><text:span text:style-name="T25">1, </text:span><text:span text:style-name="T29">w</text:span><text:span text:style-name="T23">q</text:span><text:span text:style-name="T25">1</text:span><text:span text:style-name="T29">),…,(</text:span><text:span text:style-name="T27">q</text:span><text:span text:style-name="T23">n</text:span><text:span text:style-name="T25">,</text:span><text:span text:style-name="T29"> w</text:span><text:span text:style-name="T23">qn</text:span><text:span text:style-name="T29">)} </text:span><text:span text:style-name="T27">η δεύτερη υπογραφή με n clusters </text:span><text:span text:style-name="T28">και D = [d</text:span><text:span text:style-name="T24">ij</text:span><text:span text:style-name="T28">] η απόσταση μεταξύ των clusters p</text:span><text:span text:style-name="T24">i</text:span><text:span text:style-name="T28"> και q</text:span><text:span text:style-name="T24">j</text:span><text:span text:style-name="T28">.</text:span></text:p>
      <text:p text:style-name="P33"><text:span text:style-name="T26">Αυτό που θέλουμε είναι να βρούμε την ροή εκείνη F = [f</text:span><text:span text:style-name="T22">ij</text:span><text:span text:style-name="T26">], όπου <text:s/>f</text:span><text:span text:style-name="T22">ij </text:span><text:span text:style-name="T26">η ροή μεταξύ των p</text:span><text:span text:style-name="T22">i </text:span><text:span text:style-name="T26">και q</text:span><text:span text:style-name="T22">j</text:span><text:span text:style-name="T26">, </text:span><text:span text:style-name="T30">η οποία ελαχιστοποιεί το συνολικό κόστος:</text:span></text:p>
      <text:p text:style-name="P4"><text:span text:style-name="T28">WORK(P, Q, F ) = </text:span><text:span text:style-name="T31"><draw:frame draw:style-name="fr1" draw:name="Object1" text:anchor-type="as-char" svg:y="-0.2799in" svg:width="0.8307in" svg:height="0.4484in" draw:z-index="0"><draw:object xlink:href="./Object 1" xlink:type="simple" xlink:show="embed" xlink:actuate="onLoad"/><draw:image xlink:href="./ObjectReplacements/Object 1" xlink:type="simple" xlink:show="embed" xlink:actuate="onLoad"/></draw:frame></text:span></text:p>
      <text:p text:style-name="P16"><text:span text:style-name="T28"/></text:p>
      <text:p text:style-name="P34"><text:span text:style-name="T28"/></text:p>
      <text:p text:style-name="P34"><text:span text:style-name="T28"/></text:p>
      <text:p text:style-name="P34"><text:span text:style-name="T28"/></text:p>
      <text:p text:style-name="P34"><text:span text:style-name="T28"/></text:p>
      <text:p text:style-name="P34"><text:soft-page-break/><text:span text:style-name="T28">Π</text:span><text:span text:style-name="T26">ροκειμένου να επιτευχθεί αυτό, θα πρέπει να ισχύουν οι παρακάτω περιορισμοί (σύμφωνα με την Wikipedia):</text:span></text:p>
      <text:p text:style-name="P34"><text:span text:style-name="T26"/></text:p>
      <text:list xml:id="list260297179" text:style-name="L3">
        <text:list-item>
          <text:p text:style-name="P35"><text:span text:style-name="T26"><text:s text:c="2"/>f</text:span><text:span text:style-name="T22">ij </text:span><text:span text:style-name="T26"><text:s/></text:span><text:span text:style-name="T34">≥</text:span><text:span text:style-name="T35"> </text:span><text:span text:style-name="T26">0, όπου 1 </text:span><text:span text:style-name="T34">≤</text:span><text:span text:style-name="T26"> i </text:span><text:span text:style-name="T34">≤</text:span><text:span text:style-name="T26"> m και 1 </text:span><text:span text:style-name="T34">≤</text:span><text:span text:style-name="T26"> j </text:span><text:span text:style-name="T34">≤</text:span><text:span text:style-name="T26"> n</text:span></text:p>
        </text:list-item>
        <text:list-item>
          <text:p text:style-name="P35"><text:span text:style-name="T26"><draw:frame draw:style-name="fr1" draw:name="Object2" text:anchor-type="as-char" svg:y="-0.2807in" svg:width="0.9575in" svg:height="0.4484in" draw:z-index="1"><draw:object xlink:href="./Object 2" xlink:type="simple" xlink:show="embed" xlink:actuate="onLoad"/><draw:image xlink:href="./ObjectReplacements/Object 2" xlink:type="simple" xlink:show="embed" xlink:actuate="onLoad"/><svg:desc>formula</svg:desc></draw:frame></text:span><text:span text:style-name="T26">1 </text:span><text:span text:style-name="T34">≤</text:span><text:span text:style-name="T26"> i </text:span><text:span text:style-name="T34">≤</text:span><text:span text:style-name="T26"> m</text:span></text:p>
        </text:list-item>
        <text:list-item>
          <text:p text:style-name="P35"><text:span text:style-name="T26"><draw:frame draw:style-name="fr1" draw:name="Object3" text:anchor-type="as-char" svg:y="-0.2807in" svg:width="0.9492in" svg:height="0.4484in" draw:z-index="2"><draw:object xlink:href="./Object 3" xlink:type="simple" xlink:show="embed" xlink:actuate="onLoad"/><draw:image xlink:href="./ObjectReplacements/Object 3" xlink:type="simple" xlink:show="embed" xlink:actuate="onLoad"/><svg:desc>formula</svg:desc></draw:frame></text:span><text:span text:style-name="T26"><text:s/>1 </text:span><text:span text:style-name="T34">≤</text:span><text:span text:style-name="T26"> j </text:span><text:span text:style-name="T34">≤</text:span><text:span text:style-name="T26"> n</text:span></text:p>
        </text:list-item>
        <text:list-item>
          <text:p text:style-name="P35"><text:span text:style-name="T26"><draw:frame draw:style-name="fr1" draw:name="Object4" text:anchor-type="as-char" svg:y="-0.2799in" svg:width="2.2902in" svg:height="0.4484in" draw:z-index="3"><draw:object xlink:href="./Object 4" xlink:type="simple" xlink:show="embed" xlink:actuate="onLoad"/><draw:image xlink:href="./ObjectReplacements/Object 4" xlink:type="simple" xlink:show="embed" xlink:actuate="onLoad"/><svg:desc>formula</svg:desc></draw:frame></text:span></text:p>
        </text:list-item>
      </text:list>
      <text:p text:style-name="P34"><text:span text:style-name="T26"/></text:p>
      <text:p text:style-name="P17"><text:span text:style-name="T32">Ο περιορισμός (1) επιτρέπει τη μετακίνηση προμ</text:span><text:span text:style-name="T33">η</text:span><text:span text:style-name="T32">θει</text:span><text:span text:style-name="T33">ών</text:span><text:span text:style-name="T32"> από P σε Q και όχι αντίστροφα. Ο περιορισμός (2) περιορίζει το ποσό προμηθειών που μπορούν να σταλούν από </text:span><text:span text:style-name="T33">τις συστάδες</text:span><text:span text:style-name="T32"> </text:span><text:span text:style-name="T33">του</text:span><text:span text:style-name="T32"> P </text:span><text:span text:style-name="T33">να μην ξεπερνάει</text:span><text:span text:style-name="T32"> τα βάρη τους. Ο περιορισμός (3) περιορίζει τις συστάδες </text:span><text:span text:style-name="T33">του</text:span><text:span text:style-name="T32"> Q να μην λαμβάνουν </text:span><text:span text:style-name="T33">περισσότερες</text:span><text:span text:style-name="T32"> προμήθειες από τα βάρη τους. </text:span><text:span text:style-name="T33">Ο</text:span><text:span text:style-name="T32"> περιορισμός (4) αναγκάζει να μετακιν</text:span><text:span text:style-name="T33">είται</text:span><text:span text:style-name="T32"> η μέγιστη </text:span><text:span text:style-name="T33">δυνατή</text:span><text:span text:style-name="T32"> ποσότητα προμ</text:span><text:span text:style-name="T33">η</text:span><text:span text:style-name="T32">θειώ</text:span><text:span text:style-name="T33">ν</text:span><text:span text:style-name="T32">. Αυτό το ποσό ονομάζουμε το </text:span><text:span text:style-name="T33">total flow</text:span><text:span text:style-name="T32">. </text:span><text:span text:style-name="T33">H</text:span><text:span text:style-name="T32"> </text:span><text:span text:style-name="T33">EMD προκύπτει εάν κονονικοποιήσουμε την Work με το total flow</text:span><text:span text:style-name="T32">: </text:span></text:p>
      <text:p text:style-name="P5"><draw:frame draw:style-name="fr1" draw:name="Object5" text:anchor-type="as-char" svg:y="-0.5098in" svg:width="1.9925in" svg:height="0.922in" draw:z-index="4"><draw:object xlink:href="./Object 5" xlink:type="simple" xlink:show="embed" xlink:actuate="onLoad"/><draw:image xlink:href="./ObjectReplacements/Object 5" xlink:type="simple" xlink:show="embed" xlink:actuate="onLoad"/><svg:desc>formula</svg:desc></draw:frame></text:p>
      <text:p text:style-name="P5"/>
      <text:p text:style-name="P17">Ό<text:span text:style-name="T46">λα αυτά τα εφαρμόσαμε στον κώδικά μας με την βοήθεια της βιβλιοθήκης Pulp, η οποία μας επέτρεψε να ορίσουμε έ</text:span><text:span text:style-name="T47">να LpProblem με όλα τα clusters μιας train και test image. Επίσης για κάθε εικόνα υπολογίσαμε τα βάρη της και τα κόστοι μεταφοράς μιας προμήθειας καθώς και όλα τα διαφορετικά routes που μπορουν να υπάρξουν μεταξύ των υποκλάστερ. Αφού τα ορίσαμε όλα αυτά </text:span></text:p>
      <text:p text:style-name="P28"/>
      <text:p text:style-name="P27"><text:span text:style-name="T36">Βρείτε εξαντλητικά τους 10 πλησιέστερους γείτονες και συγκρίνετε τον χρόνο εκτέλεσης και την «ορθότητα» έναντι της εξαντλητικής αναζήτησης του ερωτήματος Β.</text:span></text:p>
      <text:p text:style-name="P26"><text:span text:style-name="T8"/></text:p>
      <text:p text:style-name="P24"><text:span text:style-name="T7">-</text:span><text:span text:style-name="T6">Ερώτημα </text:span><text:span text:style-name="T8">Δ</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serif" svg:font-family="serif"/>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_35__20_Percent" draw:display-name="5 Percent" xlink:href="Pictures/100000000000000800000008B2AA4E6A4F6D2D73.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9T12:20:05.441349332</meta:creation-date>
    <dc:date>2021-01-09T22:07:58.548973884</dc:date>
    <meta:editing-duration>PT46M55S</meta:editing-duration>
    <meta:editing-cycles>9</meta:editing-cycles>
    <meta:generator>LibreOffice/6.4.6.2$Linux_X86_64 LibreOffice_project/40$Build-2</meta:generator>
    <meta:document-statistic meta:table-count="1" meta:image-count="0" meta:object-count="5" meta:page-count="3" meta:paragraph-count="52" meta:word-count="1075" meta:character-count="6981" meta:non-whitespace-character-count="5954"/>
  </office:meta>
</office:document-meta>
</file>

<file path=Object 1/content.xml><?xml version="1.0" encoding="utf-8"?>
<math xmlns="http://www.w3.org/1998/Math/MathML" display="block">
  <semantics>
    <mrow>
      <mrow>
        <munderover>
          <mo stretchy="false">∑</mo>
          <mrow>
            <mi>i</mi>
            <mo stretchy="false">=</mo>
            <mn>1</mn>
          </mrow>
          <mi>m</mi>
        </munderover>
        <mrow>
          <munderover>
            <mo stretchy="false">∑</mo>
            <mrow>
              <mi>j</mi>
              <mo stretchy="false">=</mo>
              <mn>1</mn>
            </mrow>
            <mi>n</mi>
          </munderover>
          <msub>
            <mi>d</mi>
            <mi mathvariant="italic">ij</mi>
          </msub>
        </mrow>
      </mrow>
      <msub>
        <mi>f</mi>
        <mi mathvariant="italic">ij</mi>
      </msub>
    </mrow>
    <annotation encoding="StarMath 5.0">sum from i = 1 to m sum from j = 1 to n d_ij f_ij</annotation>
  </semantics>
</math>
</file>

<file path=Object 2/content.xml><?xml version="1.0" encoding="utf-8"?>
<math xmlns="http://www.w3.org/1998/Math/MathML" display="block">
  <semantics>
    <mrow>
      <mrow>
        <munderover>
          <mo stretchy="false">∑</mo>
          <mrow>
            <mi>j</mi>
            <mo stretchy="false">=</mo>
            <mn>1</mn>
          </mrow>
          <mi>n</mi>
        </munderover>
        <msub>
          <mi>f</mi>
          <mi mathvariant="italic">ij</mi>
        </msub>
      </mrow>
      <mrow>
        <mspace width="2em"/>
        <mo stretchy="false">≤</mo>
        <mspace width="2em"/>
      </mrow>
      <msub>
        <mi>w</mi>
        <mi mathvariant="italic">pi</mi>
      </msub>
    </mrow>
    <annotation encoding="StarMath 5.0">sum from j = 1 to n f_ij ~&lt;=~ w_pi</annotation>
  </semantics>
</math>
</file>

<file path=Object 3/content.xml><?xml version="1.0" encoding="utf-8"?>
<math xmlns="http://www.w3.org/1998/Math/MathML" display="block">
  <semantics>
    <mrow>
      <mrow>
        <munderover>
          <mo stretchy="false">∑</mo>
          <mrow>
            <mi>i</mi>
            <mo stretchy="false">=</mo>
            <mn>1</mn>
          </mrow>
          <mi>m</mi>
        </munderover>
        <msub>
          <mi>f</mi>
          <mi mathvariant="italic">ij</mi>
        </msub>
      </mrow>
      <mrow>
        <mspace width="2em"/>
        <mo stretchy="false">≤</mo>
        <mspace width="2em"/>
      </mrow>
      <msub>
        <mi>w</mi>
        <mi mathvariant="italic">qj</mi>
      </msub>
    </mrow>
    <annotation encoding="StarMath 5.0">sum from i = 1 to m f_ij ~&lt;=~ w_qj	</annotation>
  </semantics>
</math>
</file>

<file path=Object 4/content.xml><?xml version="1.0" encoding="utf-8"?>
<math xmlns="http://www.w3.org/1998/Math/MathML" display="block">
  <semantics>
    <mrow>
      <mrow>
        <munderover>
          <mo stretchy="false">∑</mo>
          <mrow>
            <mi>i</mi>
            <mo stretchy="false">=</mo>
            <mn>1</mn>
          </mrow>
          <mi>m</mi>
        </munderover>
        <mrow>
          <munderover>
            <mo stretchy="false">∑</mo>
            <mrow>
              <mi>j</mi>
              <mo stretchy="false">=</mo>
              <mn>1</mn>
            </mrow>
            <mi>n</mi>
          </munderover>
          <msub>
            <mi>f</mi>
            <mi mathvariant="italic">ij</mi>
          </msub>
        </mrow>
      </mrow>
      <mrow>
        <mspace width="2em"/>
        <mo stretchy="false">=</mo>
        <mspace width="2em"/>
      </mrow>
      <mi mathvariant="italic">min</mi>
      <mrow>
        <mo fence="true" stretchy="false">(</mo>
        <mrow>
          <mrow>
            <mrow>
              <munderover>
                <mo stretchy="false">∑</mo>
                <mrow>
                  <mi>i</mi>
                  <mo stretchy="false">=</mo>
                  <mn>1</mn>
                </mrow>
                <mi>m</mi>
              </munderover>
              <msub>
                <mi>w</mi>
                <mi mathvariant="italic">pi</mi>
              </msub>
            </mrow>
            <mi>,</mi>
            <mrow>
              <munderover>
                <mo stretchy="false">∑</mo>
                <mrow>
                  <mi>j</mi>
                  <mo stretchy="false">=</mo>
                  <mn>1</mn>
                </mrow>
                <mi>n</mi>
              </munderover>
              <msub>
                <mi>w</mi>
                <mi mathvariant="italic">qj</mi>
              </msub>
            </mrow>
          </mrow>
        </mrow>
        <mo fence="true" stretchy="false">)</mo>
      </mrow>
    </mrow>
    <annotation encoding="StarMath 5.0">sum from i = 1 to m sum from j = 1 to n  f_ij ~=~ min( sum from i = 1 to m w_pi , sum from j=1 to n w_qj)</annotation>
  </semantics>
</math>
</file>

<file path=Object 5/content.xml><?xml version="1.0" encoding="utf-8"?>
<math xmlns="http://www.w3.org/1998/Math/MathML" display="block">
  <semantics>
    <mrow>
      <mi mathvariant="italic">EMD</mi>
      <mrow>
        <mo fence="true" stretchy="false">(</mo>
        <mrow>
          <mrow>
            <mi>P</mi>
            <mi>,</mi>
            <mi>Q</mi>
          </mrow>
        </mrow>
        <mo fence="true" stretchy="false">)</mo>
      </mrow>
      <mrow>
        <mspace width="2em"/>
        <mo stretchy="false">=</mo>
        <mspace width="2em"/>
      </mrow>
      <mfrac>
        <mrow>
          <mrow>
            <munderover>
              <mo stretchy="false">∑</mo>
              <mrow>
                <mi>i</mi>
                <mo stretchy="false">=</mo>
                <mn>1</mn>
              </mrow>
              <mi>m</mi>
            </munderover>
            <mrow>
              <munderover>
                <mo stretchy="false">∑</mo>
                <mrow>
                  <mi>j</mi>
                  <mo stretchy="false">=</mo>
                  <mn>1</mn>
                </mrow>
                <mi>n</mi>
              </munderover>
              <msub>
                <mi>d</mi>
                <mi mathvariant="italic">ij</mi>
              </msub>
            </mrow>
          </mrow>
          <msub>
            <mi>f</mi>
            <mi mathvariant="italic">ij</mi>
          </msub>
        </mrow>
        <mrow>
          <mrow>
            <munderover>
              <mo stretchy="false">∑</mo>
              <mrow>
                <mi>i</mi>
                <mo stretchy="false">=</mo>
                <mn>1</mn>
              </mrow>
              <mi>m</mi>
            </munderover>
            <mrow>
              <munderover>
                <mo stretchy="false">∑</mo>
                <mrow>
                  <mi>j</mi>
                  <mo stretchy="false">=</mo>
                  <mn>1</mn>
                </mrow>
                <mi>n</mi>
              </munderover>
              <msub>
                <mi>d</mi>
                <mi mathvariant="italic">ij</mi>
              </msub>
            </mrow>
          </mrow>
          <msub>
            <mi>f</mi>
            <mi mathvariant="italic">ij</mi>
          </msub>
        </mrow>
      </mfrac>
    </mrow>
    <annotation encoding="StarMath 5.0">EMD(P,Q)~=~{sum from i = 1 to m sum from j = 1 to n  d_ij f_ij} over {sum from i = 1 to m sum from j = 1 to n  d_ij f_ij}</annotation>
  </semantics>
</math>
</file>